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9e01" officeooo:paragraph-rsid="00089e01"/>
    </style:style>
    <style:style style:name="P2" style:family="paragraph" style:parent-style-name="Standard">
      <style:text-properties officeooo:rsid="00090222" officeooo:paragraph-rsid="000902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egory MATHIS</text:p>
      <text:p text:style-name="P1"/>
      <text:p text:style-name="P1">Projet 2</text:p>
      <text:p text:style-name="P1"/>
      <text:p text:style-name="P2">lien GitHub pages :</text:p>
      <text:p text:style-name="P2"/>
      <text:p text:style-name="P2"><text:a xlink:type="simple" xlink:href="https://gregorymathis.github.io/gregorymathis_2_28042021/" text:style-name="Internet_20_link" text:visited-style-name="Visited_20_Internet_20_Link">Prototype reservia (gregorymathis.github.io)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5T16:22:55.586000000</meta:creation-date>
    <dc:date>2021-05-25T16:34:41.253000000</dc:date>
    <meta:editing-duration>PT11M46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4" meta:word-count="11" meta:character-count="86" meta:non-whitespace-character-count="78"/>
  </office:meta>
</office:document-meta>
</file>